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solid" draw:fill-color="#000000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text-properties style:font-name="Comic Sans MS" fo:font-size="25pt" style:font-size-asian="25pt" style:font-size-complex="25pt"/>
    </style:style>
    <style:style style:name="P3" style:family="paragraph">
      <style:paragraph-properties fo:text-align="center"/>
      <style:text-properties style:font-name="Comic Sans MS" fo:font-size="25pt" style:font-size-asian="25pt" style:font-size-complex="25pt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P5" style:family="paragraph">
      <style:paragraph-properties fo:text-align="center"/>
      <style:text-properties style:font-name="Comic Sans MS" fo:font-size="20pt" style:font-size-asian="20pt" style:font-size-complex="20pt"/>
    </style:style>
    <style:style style:name="T1" style:family="text">
      <style:text-properties style:font-name="Comic Sans MS" fo:font-size="25pt" style:font-size-asian="25pt" style:font-size-complex="25pt"/>
    </style:style>
    <style:style style:name="T2" style:family="text">
      <style:text-properties style:font-name="Comic Sans MS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15.5cm" svg:y1="1.3cm" svg:x2="15.5cm" svg:y2="18.8cm">
          <text:p/>
        </draw:line>
        <draw:frame draw:style-name="gr2" draw:text-style-name="P2" draw:layer="layout" svg:width="3.499cm" svg:height="1.479cm" svg:x="15.9cm" svg:y="17.021cm">
          <draw:text-box>
            <text:p><text:span text:style-name="T1">Haskell</text:span></text:p>
          </draw:text-box>
        </draw:frame>
        <draw:frame draw:style-name="gr2" draw:text-style-name="P2" draw:layer="layout" svg:width="4.765cm" svg:height="1.479cm" svg:x="10.3cm" svg:y="17.021cm">
          <draw:text-box>
            <text:p><text:span text:style-name="T1">C language</text:span></text:p>
          </draw:text-box>
        </draw:frame>
        <draw:custom-shape draw:style-name="gr3" draw:text-style-name="P3" draw:layer="layout" svg:width="6.548cm" svg:height="1.95cm" svg:x="8.352cm" svg:y="3.85cm">
          <text:p text:style-name="P1"><text:span text:style-name="T1">hdaudio_pci.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6.548cm" svg:height="1.95cm" svg:x="1.252cm" svg:y="3.85cm">
          <text:p text:style-name="P1"><text:span text:style-name="T1">hdaudio_ids.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6.548cm" svg:height="1.95cm" svg:x="1.3cm" svg:y="1.5cm">
          <text:p text:style-name="P1"><text:span text:style-name="T1">hdafg.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6.549cm" svg:height="1.95cm" svg:x="8.4cm" svg:y="1.5cm">
          <text:p text:style-name="P1"><text:span text:style-name="T1">hdafg_dd.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2.9cm" svg:height="10.1cm" svg:x="1.6cm" svg:y="6.6cm">
          <text:p text:style-name="P1"><text:span text:style-name="T1">hdaudio.c</text:span></text:p>
          <draw:enhanced-geometry svg:viewBox="0 0 21600 21600" draw:path-stretchpoint-x="10800" draw:path-stretchpoint-y="10800" draw:text-areas="?f3 ?f4 ?f5 ?f6" draw:type="round-rectangle" draw:modifiers="2236.768636768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0.647cm" svg:height="2cm" svg:x="2.833cm" svg:y="14.1cm">
          <text:p text:style-name="P1"><text:span text:style-name="T1">hdaudio_intr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0.647cm" svg:height="2cm" svg:x="2.853cm" svg:y="11.4cm">
          <text:p text:style-name="P1"><text:span text:style-name="T1">hdaudio_rirb_dequeu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0.647cm" svg:height="2cm" svg:x="2.8cm" svg:y="8.7cm">
          <text:p text:style-name="P1"><text:span text:style-name="T1">hdaudio_rirb_unsol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1.7cm" svg:height="10.1cm" svg:x="16.5cm" svg:y="6.6cm">
          <text:p text:style-name="P1"><text:span text:style-name="T1">Hdaudio.hs</text:span></text:p>
          <draw:enhanced-geometry svg:viewBox="0 0 21600 21600" draw:path-stretchpoint-x="10800" draw:path-stretchpoint-y="10800" draw:text-areas="?f3 ?f4 ?f5 ?f6" draw:type="round-rectangle" draw:modifiers="2236.768636768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9.508cm" svg:height="2cm" svg:x="17.529cm" svg:y="14.1cm">
          <text:p text:style-name="P1"><text:span text:style-name="T1">hdaudioIn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9.508cm" svg:height="2cm" svg:x="17.547cm" svg:y="11.4cm">
          <text:p text:style-name="P1"><text:span text:style-name="T1">hdaudioRirbDe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9.508cm" svg:height="2cm" svg:x="17.5cm" svg:y="8.7cm">
          <text:p text:style-name="P1"><text:span text:style-name="T1">hdaudioRirbUns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408cm" svg:height="3.408cm" draw:transform="rotate (-0.785398163397448) translate (7.49cm 7.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52.0885398072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408cm" svg:height="3.408cm" draw:transform="rotate (-0.785398163397448) translate (8.39cm 9.9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52.0885398072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408cm" svg:height="3.408cm" draw:transform="rotate (-0.785398163397448) translate (9.29cm 12.6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52.0885398072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4.9cm" svg:height="1.8cm" svg:x="13.1cm" svg:y="8.8cm">
          <text:p text:style-name="P4"><text:span text:style-name="T2">Snatch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draw:layer="layout" svg:width="4.9cm" svg:height="1.8cm" svg:x="13.1cm" svg:y="11.5cm">
          <text:p text:style-name="P4"><text:span text:style-name="T2">Snatch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draw:layer="layout" svg:width="4.9cm" svg:height="1.8cm" svg:x="13.1cm" svg:y="14.2cm">
          <text:p text:style-name="P4"><text:span text:style-name="T2">Snatch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4-03-01T12:37:54.308558037</meta:creation-date>
    <dc:date>2014-03-01T12:54:34.426393729</dc:date>
    <dc:creator>Okabe Kiwamu</dc:creator>
    <meta:editing-duration>PT16M8S</meta:editing-duration>
    <meta:editing-cycles>21</meta:editing-cycles>
    <meta:generator>LibreOffice/4.1.5.3$Linux_X86_64 LibreOffice_project/410m0$Build-3</meta:generator>
    <meta:document-statistic meta:object-count="21"/>
  </office:meta>
</office:document-meta>
</file>